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831cm" svg:y="0.817cm">
            <draw:object draw:notify-on-update-of-ranges="Sheet1.E2:Sheet1.E25 Sheet1.F2:Sheet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office:value-type="string" calcext:value-type="string">
            <text:p>rad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2]*3600" office:value-type="float" office:value="0" calcext:value-type="float">
            <text:p>0</text:p>
          </table:table-cell>
          <table:table-cell table:formula="of:=PI()*[.C2]/(12*3600)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COS([.D2]+[.$D$27])*[.$B$30]+[.$B$29]" office:value-type="float" office:value="-0.931851652578136" calcext:value-type="float">
            <text:p>-0.931851652578136</text:p>
          </table:table-cell>
          <table:table-cell table:number-columns-repeated="2"/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 table:formula="of:=[.B3]*3600" office:value-type="float" office:value="3600" calcext:value-type="float">
            <text:p>3600</text:p>
          </table:table-cell>
          <table:table-cell table:formula="of:=PI()*[.C3]/(12*3600)" office:value-type="float" office:value="0.261799387799149" calcext:value-type="float">
            <text:p>0.261799387799149</text:p>
          </table:table-cell>
          <table:table-cell table:formula="of:=[.B3]" office:value-type="float" office:value="1" calcext:value-type="float">
            <text:p>1</text:p>
          </table:table-cell>
          <table:table-cell table:formula="of:=COS([.D3]+[.$D$27])*[.$B$30]+[.$B$2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formula="of:=[.B4]*3600" office:value-type="float" office:value="7200" calcext:value-type="float">
            <text:p>7200</text:p>
          </table:table-cell>
          <table:table-cell table:formula="of:=PI()*[.C4]/(12*3600)" office:value-type="float" office:value="0.523598775598299" calcext:value-type="float">
            <text:p>0.523598775598299</text:p>
          </table:table-cell>
          <table:table-cell table:formula="of:=[.B4]" office:value-type="float" office:value="2" calcext:value-type="float">
            <text:p>2</text:p>
          </table:table-cell>
          <table:table-cell table:formula="of:=COS([.D4]+[.$D$27])*[.$B$30]+[.$B$29]" office:value-type="float" office:value="-0.931851652578137" calcext:value-type="float">
            <text:p>-0.931851652578137</text:p>
          </table:table-cell>
          <table:table-cell table:number-columns-repeated="2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formula="of:=[.B5]*3600" office:value-type="float" office:value="10800" calcext:value-type="float">
            <text:p>10800</text:p>
          </table:table-cell>
          <table:table-cell table:formula="of:=PI()*[.C5]/(12*3600)" office:value-type="float" office:value="0.785398163397448" calcext:value-type="float">
            <text:p>0.785398163397448</text:p>
          </table:table-cell>
          <table:table-cell table:formula="of:=[.B5]" office:value-type="float" office:value="3" calcext:value-type="float">
            <text:p>3</text:p>
          </table:table-cell>
          <table:table-cell table:formula="of:=COS([.D5]+[.$D$27])*[.$B$30]+[.$B$29]" office:value-type="float" office:value="-0.732050807568878" calcext:value-type="float">
            <text:p>-0.732050807568878</text:p>
          </table:table-cell>
          <table:table-cell table:number-columns-repeated="2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formula="of:=[.B6]*3600" office:value-type="float" office:value="14400" calcext:value-type="float">
            <text:p>14400</text:p>
          </table:table-cell>
          <table:table-cell table:formula="of:=PI()*[.C6]/(12*3600)" office:value-type="float" office:value="1.0471975511966" calcext:value-type="float">
            <text:p>1.0471975511966</text:p>
          </table:table-cell>
          <table:table-cell table:formula="of:=[.B6]" office:value-type="float" office:value="4" calcext:value-type="float">
            <text:p>4</text:p>
          </table:table-cell>
          <table:table-cell table:formula="of:=COS([.D6]+[.$D$27])*[.$B$30]+[.$B$29]" office:value-type="float" office:value="-0.414213562373095" calcext:value-type="float">
            <text:p>-0.414213562373095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formula="of:=[.B7]*3600" office:value-type="float" office:value="18000" calcext:value-type="float">
            <text:p>18000</text:p>
          </table:table-cell>
          <table:table-cell table:formula="of:=PI()*[.C7]/(12*3600)" office:value-type="float" office:value="1.30899693899575" calcext:value-type="float">
            <text:p>1.30899693899575</text:p>
          </table:table-cell>
          <table:table-cell table:formula="of:=[.B7]" office:value-type="float" office:value="5" calcext:value-type="float">
            <text:p>5</text:p>
          </table:table-cell>
          <table:table-cell table:formula="of:=COS([.D7]+[.$D$27])*[.$B$30]+[.$B$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formula="of:=[.B8]*3600" office:value-type="float" office:value="21600" calcext:value-type="float">
            <text:p>21600</text:p>
          </table:table-cell>
          <table:table-cell table:formula="of:=PI()*[.C8]/(12*3600)" office:value-type="float" office:value="1.5707963267949" calcext:value-type="float">
            <text:p>1.5707963267949</text:p>
          </table:table-cell>
          <table:table-cell table:formula="of:=[.B8]" office:value-type="float" office:value="6" calcext:value-type="float">
            <text:p>6</text:p>
          </table:table-cell>
          <table:table-cell table:formula="of:=COS([.D8]+[.$D$27])*[.$B$30]+[.$B$29]" office:value-type="float" office:value="0.482361909794959" calcext:value-type="float">
            <text:p>0.482361909794959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formula="of:=[.B9]*3600" office:value-type="float" office:value="25200" calcext:value-type="float">
            <text:p>25200</text:p>
          </table:table-cell>
          <table:table-cell table:formula="of:=PI()*[.C9]/(12*3600)" office:value-type="float" office:value="1.83259571459405" calcext:value-type="float">
            <text:p>1.83259571459405</text:p>
          </table:table-cell>
          <table:table-cell table:formula="of:=[.B9]" office:value-type="float" office:value="7" calcext:value-type="float">
            <text:p>7</text:p>
          </table:table-cell>
          <table:table-cell table:formula="of:=COS([.D9]+[.$D$27])*[.$B$30]+[.$B$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formula="of:=[.B10]*3600" office:value-type="float" office:value="28800" calcext:value-type="float">
            <text:p>28800</text:p>
          </table:table-cell>
          <table:table-cell table:formula="of:=PI()*[.C10]/(12*3600)" office:value-type="float" office:value="2.0943951023932" calcext:value-type="float">
            <text:p>2.0943951023932</text:p>
          </table:table-cell>
          <table:table-cell table:formula="of:=[.B10]" office:value-type="float" office:value="8" calcext:value-type="float">
            <text:p>8</text:p>
          </table:table-cell>
          <table:table-cell table:formula="of:=COS([.D10]+[.$D$27])*[.$B$30]+[.$B$29]" office:value-type="float" office:value="1.51763809020504" calcext:value-type="float">
            <text:p>1.51763809020504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formula="of:=[.B11]*3600" office:value-type="float" office:value="32400" calcext:value-type="float">
            <text:p>32400</text:p>
          </table:table-cell>
          <table:table-cell table:formula="of:=PI()*[.C11]/(12*3600)" office:value-type="float" office:value="2.35619449019234" calcext:value-type="float">
            <text:p>2.35619449019234</text:p>
          </table:table-cell>
          <table:table-cell table:formula="of:=[.B11]" office:value-type="float" office:value="9" calcext:value-type="float">
            <text:p>9</text:p>
          </table:table-cell>
          <table:table-cell table:formula="of:=COS([.D11]+[.$D$27])*[.$B$30]+[.$B$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formula="of:=[.B12]*3600" office:value-type="float" office:value="36000" calcext:value-type="float">
            <text:p>36000</text:p>
          </table:table-cell>
          <table:table-cell table:formula="of:=PI()*[.C12]/(12*3600)" office:value-type="float" office:value="2.61799387799149" calcext:value-type="float">
            <text:p>2.61799387799149</text:p>
          </table:table-cell>
          <table:table-cell table:formula="of:=[.B12]" office:value-type="float" office:value="10" calcext:value-type="float">
            <text:p>10</text:p>
          </table:table-cell>
          <table:table-cell table:formula="of:=COS([.D12]+[.$D$27])*[.$B$30]+[.$B$29]" office:value-type="float" office:value="2.41421356237309" calcext:value-type="float">
            <text:p>2.41421356237309</text:p>
          </table:table-cell>
          <table:table-cell table:number-columns-repeated="2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formula="of:=[.B13]*3600" office:value-type="float" office:value="39600" calcext:value-type="float">
            <text:p>39600</text:p>
          </table:table-cell>
          <table:table-cell table:formula="of:=PI()*[.C13]/(12*3600)" office:value-type="float" office:value="2.87979326579064" calcext:value-type="float">
            <text:p>2.87979326579064</text:p>
          </table:table-cell>
          <table:table-cell table:formula="of:=[.B13]" office:value-type="float" office:value="11" calcext:value-type="float">
            <text:p>11</text:p>
          </table:table-cell>
          <table:table-cell table:formula="of:=COS([.D13]+[.$D$27])*[.$B$30]+[.$B$29]" office:value-type="float" office:value="2.73205080756888" calcext:value-type="float">
            <text:p>2.73205080756888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formula="of:=[.B14]*3600" office:value-type="float" office:value="43200" calcext:value-type="float">
            <text:p>43200</text:p>
          </table:table-cell>
          <table:table-cell table:formula="of:=PI()*[.C14]/(12*3600)" office:value-type="float" office:value="3.14159265358979" calcext:value-type="float">
            <text:p>3.14159265358979</text:p>
          </table:table-cell>
          <table:table-cell table:formula="of:=[.B14]" office:value-type="float" office:value="12" calcext:value-type="float">
            <text:p>12</text:p>
          </table:table-cell>
          <table:table-cell table:formula="of:=COS([.D14]+[.$D$27])*[.$B$30]+[.$B$29]" office:value-type="float" office:value="2.93185165257814" calcext:value-type="float">
            <text:p>2.93185165257814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formula="of:=[.B15]*3600" office:value-type="float" office:value="46800" calcext:value-type="float">
            <text:p>46800</text:p>
          </table:table-cell>
          <table:table-cell table:formula="of:=PI()*[.C15]/(12*3600)" office:value-type="float" office:value="3.40339204138894" calcext:value-type="float">
            <text:p>3.40339204138894</text:p>
          </table:table-cell>
          <table:table-cell table:formula="of:=[.B15]" office:value-type="float" office:value="13" calcext:value-type="float">
            <text:p>13</text:p>
          </table:table-cell>
          <table:table-cell table:formula="of:=COS([.D15]+[.$D$27])*[.$B$30]+[.$B$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formula="of:=[.B16]*3600" office:value-type="float" office:value="50400" calcext:value-type="float">
            <text:p>50400</text:p>
          </table:table-cell>
          <table:table-cell table:formula="of:=PI()*[.C16]/(12*3600)" office:value-type="float" office:value="3.66519142918809" calcext:value-type="float">
            <text:p>3.66519142918809</text:p>
          </table:table-cell>
          <table:table-cell table:formula="of:=[.B16]" office:value-type="float" office:value="14" calcext:value-type="float">
            <text:p>14</text:p>
          </table:table-cell>
          <table:table-cell table:formula="of:=COS([.D16]+[.$D$27])*[.$B$30]+[.$B$29]" office:value-type="float" office:value="2.93185165257814" calcext:value-type="float">
            <text:p>2.93185165257814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formula="of:=[.B17]*3600" office:value-type="float" office:value="54000" calcext:value-type="float">
            <text:p>54000</text:p>
          </table:table-cell>
          <table:table-cell table:formula="of:=PI()*[.C17]/(12*3600)" office:value-type="float" office:value="3.92699081698724" calcext:value-type="float">
            <text:p>3.92699081698724</text:p>
          </table:table-cell>
          <table:table-cell table:formula="of:=[.B17]" office:value-type="float" office:value="15" calcext:value-type="float">
            <text:p>15</text:p>
          </table:table-cell>
          <table:table-cell table:formula="of:=COS([.D17]+[.$D$27])*[.$B$30]+[.$B$29]" office:value-type="float" office:value="2.73205080756888" calcext:value-type="float">
            <text:p>2.73205080756888</text:p>
          </table:table-cell>
          <table:table-cell table:number-columns-repeated="2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formula="of:=[.B18]*3600" office:value-type="float" office:value="57600" calcext:value-type="float">
            <text:p>57600</text:p>
          </table:table-cell>
          <table:table-cell table:formula="of:=PI()*[.C18]/(12*3600)" office:value-type="float" office:value="4.18879020478639" calcext:value-type="float">
            <text:p>4.18879020478639</text:p>
          </table:table-cell>
          <table:table-cell table:formula="of:=[.B18]" office:value-type="float" office:value="16" calcext:value-type="float">
            <text:p>16</text:p>
          </table:table-cell>
          <table:table-cell table:formula="of:=COS([.D18]+[.$D$27])*[.$B$30]+[.$B$29]" office:value-type="float" office:value="2.4142135623731" calcext:value-type="float">
            <text:p>2.4142135623731</text:p>
          </table:table-cell>
          <table:table-cell table:number-columns-repeated="2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formula="of:=[.B19]*3600" office:value-type="float" office:value="61200" calcext:value-type="float">
            <text:p>61200</text:p>
          </table:table-cell>
          <table:table-cell table:formula="of:=PI()*[.C19]/(12*3600)" office:value-type="float" office:value="4.45058959258554" calcext:value-type="float">
            <text:p>4.45058959258554</text:p>
          </table:table-cell>
          <table:table-cell table:formula="of:=[.B19]" office:value-type="float" office:value="17" calcext:value-type="float">
            <text:p>17</text:p>
          </table:table-cell>
          <table:table-cell table:formula="of:=COS([.D19]+[.$D$27])*[.$B$30]+[.$B$2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formula="of:=[.B20]*3600" office:value-type="float" office:value="64800" calcext:value-type="float">
            <text:p>64800</text:p>
          </table:table-cell>
          <table:table-cell table:formula="of:=PI()*[.C20]/(12*3600)" office:value-type="float" office:value="4.71238898038469" calcext:value-type="float">
            <text:p>4.71238898038469</text:p>
          </table:table-cell>
          <table:table-cell table:formula="of:=[.B20]" office:value-type="float" office:value="18" calcext:value-type="float">
            <text:p>18</text:p>
          </table:table-cell>
          <table:table-cell table:formula="of:=COS([.D20]+[.$D$27])*[.$B$30]+[.$B$29]" office:value-type="float" office:value="1.51763809020504" calcext:value-type="float">
            <text:p>1.51763809020504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formula="of:=[.B21]*3600" office:value-type="float" office:value="68400" calcext:value-type="float">
            <text:p>68400</text:p>
          </table:table-cell>
          <table:table-cell table:formula="of:=PI()*[.C21]/(12*3600)" office:value-type="float" office:value="4.97418836818384" calcext:value-type="float">
            <text:p>4.97418836818384</text:p>
          </table:table-cell>
          <table:table-cell table:formula="of:=[.B21]" office:value-type="float" office:value="19" calcext:value-type="float">
            <text:p>19</text:p>
          </table:table-cell>
          <table:table-cell table:formula="of:=COS([.D21]+[.$D$27])*[.$B$30]+[.$B$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formula="of:=[.B22]*3600" office:value-type="float" office:value="72000" calcext:value-type="float">
            <text:p>72000</text:p>
          </table:table-cell>
          <table:table-cell table:formula="of:=PI()*[.C22]/(12*3600)" office:value-type="float" office:value="5.23598775598299" calcext:value-type="float">
            <text:p>5.23598775598299</text:p>
          </table:table-cell>
          <table:table-cell table:formula="of:=[.B22]" office:value-type="float" office:value="20" calcext:value-type="float">
            <text:p>20</text:p>
          </table:table-cell>
          <table:table-cell table:formula="of:=COS([.D22]+[.$D$27])*[.$B$30]+[.$B$29]" office:value-type="float" office:value="0.48236190979496" calcext:value-type="float">
            <text:p>0.48236190979496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formula="of:=[.B23]*3600" office:value-type="float" office:value="75600" calcext:value-type="float">
            <text:p>75600</text:p>
          </table:table-cell>
          <table:table-cell table:formula="of:=PI()*[.C23]/(12*3600)" office:value-type="float" office:value="5.49778714378214" calcext:value-type="float">
            <text:p>5.49778714378214</text:p>
          </table:table-cell>
          <table:table-cell table:formula="of:=[.B23]" office:value-type="float" office:value="21" calcext:value-type="float">
            <text:p>21</text:p>
          </table:table-cell>
          <table:table-cell table:formula="of:=COS([.D23]+[.$D$27])*[.$B$30]+[.$B$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formula="of:=[.B24]*3600" office:value-type="float" office:value="79200" calcext:value-type="float">
            <text:p>79200</text:p>
          </table:table-cell>
          <table:table-cell table:formula="of:=PI()*[.C24]/(12*3600)" office:value-type="float" office:value="5.75958653158129" calcext:value-type="float">
            <text:p>5.75958653158129</text:p>
          </table:table-cell>
          <table:table-cell table:formula="of:=[.B24]" office:value-type="float" office:value="22" calcext:value-type="float">
            <text:p>22</text:p>
          </table:table-cell>
          <table:table-cell table:formula="of:=COS([.D24]+[.$D$27])*[.$B$30]+[.$B$29]" office:value-type="float" office:value="-0.414213562373093" calcext:value-type="float">
            <text:p>-0.414213562373093</text:p>
          </table:table-cell>
          <table:table-cell/>
          <table:table-cell office:value-type="string" calcext:value-type="string">
            <text:p>チャットボットが覚醒している確率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formula="of:=[.B25]*3600" office:value-type="float" office:value="82800" calcext:value-type="float">
            <text:p>82800</text:p>
          </table:table-cell>
          <table:table-cell table:formula="of:=PI()*[.C25]/(12*3600)" office:value-type="float" office:value="6.02138591938044" calcext:value-type="float">
            <text:p>6.02138591938044</text:p>
          </table:table-cell>
          <table:table-cell table:formula="of:=[.B25]" office:value-type="float" office:value="23" calcext:value-type="float">
            <text:p>23</text:p>
          </table:table-cell>
          <table:table-cell table:formula="of:=COS([.D25]+[.$D$27])*[.$B$30]+[.$B$29]" office:value-type="float" office:value="-0.732050807568878" calcext:value-type="float">
            <text:p>-0.732050807568878</text:p>
          </table:table-cell>
          <table:table-cell/>
          <table:table-cell office:value-type="string" calcext:value-type="string">
            <text:p>Rand(1.0)の値がグラフの値よりも小さかった場合覚醒、大きかった場合睡眠</text:p>
          </table:table-cell>
        </table:table-row>
        <table:table-row table:style-name="ro1">
          <table:table-cell table:number-columns-repeated="4"/>
          <table:table-cell table:formula="of:=[.B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</text:p>
          </table:table-cell>
          <table:table-cell office:value-type="float" office:value="11" calcext:value-type="float">
            <text:p>11</text:p>
          </table:table-cell>
          <table:table-cell table:formula="of:=[.B27]*3600" office:value-type="float" office:value="39600" calcext:value-type="float">
            <text:p>39600</text:p>
          </table:table-cell>
          <table:table-cell table:formula="of:=PI()*[.C27]/(12*3600)" office:value-type="float" office:value="2.87979326579064" calcext:value-type="float">
            <text:p>2.87979326579064</text:p>
          </table:table-cell>
          <table:table-cell table:formula="of:=[.B27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3:15:57.627575735</meta:creation-date>
    <dc:date>2021-04-19T01:13:28.002946899</dc:date>
    <meta:editing-duration>PT6M17S</meta:editing-duration>
    <meta:editing-cycles>1</meta:editing-cycles>
    <meta:document-statistic meta:table-count="1" meta:cell-count="134" meta:object-count="1"/>
    <meta:generator>LibreOffice/7.0.5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1cm" svg:y="4.148cm" style:legend-expansion="high" chart:style-name="ch2"/>
        <chart:plot-area chart:style-name="ch3" table:cell-range-address="Sheet1.E2:Sheet1.F25" svg:x="0.32cm" svg:y="0.18cm" svg:width="13.281cm" svg:height="8.64cm">
          <chart:coordinate-region svg:x="1.153cm" svg:y="0.379cm" svg:width="12.26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5" chart:class="chart:scatter">
            <chart:domain table:cell-range-address="Sheet1.E2:Sheet1.E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25</svg:desc>
                </draw:g>
              </table:table-cell>
              <table:table-cell office:value-type="float" office:value="-0.931851652578136">
                <text:p>-0.931851652578136</text:p>
                <draw:g>
                  <svg:desc>Sheet1.F2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931851652578137">
                <text:p>-0.931851652578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32050807568878">
                <text:p>-0.732050807568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414213562373095">
                <text:p>-0.414213562373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82361909794959">
                <text:p>0.482361909794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1763809020504">
                <text:p>1.51763809020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73205080756888">
                <text:p>2.73205080756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93185165257814">
                <text:p>2.93185165257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93185165257814">
                <text:p>2.93185165257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73205080756888">
                <text:p>2.73205080756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4142135623731">
                <text:p>2.4142135623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51763809020504">
                <text:p>1.51763809020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8236190979496">
                <text:p>0.48236190979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414213562373093">
                <text:p>-0.414213562373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732050807568878">
                <text:p>-0.732050807568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